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In this document, I intend to delve into and scrutinize the captivating realm of sunspots. These enigmatic dark patches on the Sun have captivated scientific minds for ages. Their recurring cycle, regulated by the solar cycle, influences a range of Earth's phenomena, from climate to satellite communication. With a relatively thorough dataset detailing daily sunspot tallies from 1850 to 2023, I aim to uncover the secrets embedded within the cyclical pattern of these stellar phenomena.</text:p>
      <text:p text:style-name="P1">For this project I will assume the client is a satellite telecoms company looking to predict the occurrence and severity of sunspots as a predictor for solar flares(which can kill a satellite if the intensity is high enough coupled with the angle of incidence on the satellite). I am assuming that the telecom company already has a viable model for the conversion of sunspots prediction to solar flare probability and as such am solely focused on the precision of sunspots.</text:p>
      <text:p text:style-name="P1">I have obtained the dataset from Kaggle pertaining of of datetime in 3 different formats(yyyy/mm/dd,Year, <text:s/>Month, Day and stellar datetime formatting(fractional date, Jan 1, 2000 would be 2000.001)) as well as the counts and std for each day.</text:p>
      <text:p text:style-name="P1">I plan on performing EDA on the dataset and them build a predictive model using an as-yet-to-be-determined model modality. I will be delivering a Report,a Slidedeck and a final write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24" meta:character-count="1389" meta:non-whitespace-character-count="1168"/>
    <meta:generator>LibreOfficeDev/6.0.5.2$Linux_X86_64 LibreOffice_project/</meta:generator>
  </office:meta>
</office:document-meta>
</file>